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cccc99" draw:textarea-vertical-align="middle"/>
    </style:style>
    <style:style style:name="gr5" style:family="graphic" style:parent-style-name="standard">
      <style:graphic-properties draw:fill-color="#e6e6ff" draw:textarea-vertical-align="middle"/>
    </style:style>
    <style:style style:name="gr6" style:family="graphic" style:parent-style-name="standard">
      <style:graphic-properties draw:fill-color="#9999cc" draw:textarea-vertical-align="middle"/>
    </style:style>
    <style:style style:name="gr7" style:family="graphic" style:parent-style-name="standard">
      <style:graphic-properties draw:fill-color="#ff99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318cm" svg:height="2.032cm" svg:x="11.287cm" svg:y="2.27cm">
          <text:p text:style-name="P1">Homepage</text:p>
        </draw:rect>
        <draw:rect draw:style-name="gr2" draw:text-style-name="P1" xml:id="id2" draw:id="id2" draw:layer="layout" svg:width="3.302cm" svg:height="1.4cm" svg:x="12.43cm" svg:y="5.696cm">
          <text:p text:style-name="P1">Account</text:p>
        </draw:rect>
        <draw:rect draw:style-name="gr2" draw:text-style-name="P1" xml:id="id4" draw:id="id4" draw:layer="layout" svg:width="3.368cm" svg:height="1.4cm" svg:x="16.113cm" svg:y="5.696cm">
          <text:p text:style-name="P1">About Us</text:p>
        </draw:rect>
        <draw:rect draw:style-name="gr2" draw:text-style-name="P1" xml:id="id5" draw:id="id5" draw:layer="layout" svg:width="3.175cm" svg:height="1.4cm" draw:transform="skewX (0.0020943951023928) rotate (0.0019198621771934) translate (19.796cm 5.696cm)">
          <text:p text:style-name="P1">Forums</text:p>
        </draw:rect>
        <draw:rect draw:style-name="gr2" draw:text-style-name="P1" xml:id="id3" draw:id="id3" draw:layer="layout" svg:width="3.998cm" svg:height="1.4cm" svg:x="8.051cm" svg:y="5.696cm">
          <text:p text:style-name="P1">Marketplace</text:p>
        </draw:rect>
        <draw:rect draw:style-name="gr2" draw:text-style-name="P1" xml:id="id7" draw:id="id7" draw:layer="layout" svg:width="2.907cm" svg:height="1.4cm" svg:x="4.81cm" svg:y="5.696cm">
          <text:p text:style-name="P1">Auction</text:p>
        </draw:rect>
        <draw:rect draw:style-name="gr2" draw:text-style-name="P1" xml:id="id8" draw:id="id8" draw:layer="layout" svg:width="2.907cm" svg:height="1.4cm" svg:x="1.522cm" svg:y="5.696cm">
          <text:p text:style-name="P1">Contact</text:p>
        </draw:rect>
        <draw:rect draw:style-name="gr2" draw:text-style-name="P1" xml:id="id6" draw:id="id6" draw:layer="layout" svg:width="3.08cm" svg:height="1.4cm" draw:transform="skewX (0.0020943951023928) rotate (0.0019198621771934) translate (23.352cm 5.696cm)">
          <text:p text:style-name="P1">Help</text:p>
        </draw:rect>
        <draw:connector draw:style-name="gr3" draw:text-style-name="P1" draw:layer="layout" svg:x1="13.446cm" svg:y1="4.302cm" svg:x2="14.081cm" svg:y2="5.696cm" draw:start-shape="id1" draw:start-glue-point="2" draw:end-shape="id2" draw:end-glue-point="0" svg:d="M13446 4302v697h635v697">
          <text:p/>
        </draw:connector>
        <draw:connector draw:style-name="gr3" draw:text-style-name="P1" draw:layer="layout" svg:x1="10.05cm" svg:y1="5.696cm" svg:x2="13.446cm" svg:y2="4.302cm" draw:start-shape="id3" draw:start-glue-point="0" draw:end-shape="id1" draw:end-glue-point="2" svg:d="M10050 5696v-697h3396v-697">
          <text:p/>
        </draw:connector>
        <draw:connector draw:style-name="gr3" draw:text-style-name="P1" draw:layer="layout" svg:x1="17.797cm" svg:y1="5.696cm" svg:x2="13.446cm" svg:y2="4.302cm" draw:start-shape="id4" draw:start-glue-point="0" draw:end-shape="id1" draw:end-glue-point="2" svg:d="M17797 5696v-697h-4351v-697">
          <text:p/>
        </draw:connector>
        <draw:connector draw:style-name="gr3" draw:text-style-name="P1" draw:layer="layout" svg:x1="21.383cm" svg:y1="5.693cm" svg:x2="13.446cm" svg:y2="4.302cm" draw:start-shape="id5" draw:start-glue-point="0" draw:end-shape="id1" draw:end-glue-point="2" svg:d="M21383 5693v-697h-7937v-694">
          <text:p/>
        </draw:connector>
        <draw:connector draw:style-name="gr3" draw:text-style-name="P1" draw:layer="layout" svg:x1="24.892cm" svg:y1="5.693cm" svg:x2="13.446cm" svg:y2="4.302cm" draw:start-shape="id6" draw:start-glue-point="0" draw:end-shape="id1" draw:end-glue-point="2" svg:d="M24892 5693v-697h-11446v-694">
          <text:p/>
        </draw:connector>
        <draw:connector draw:style-name="gr3" draw:text-style-name="P1" draw:layer="layout" svg:x1="6.263cm" svg:y1="5.696cm" svg:x2="13.446cm" svg:y2="4.302cm" draw:start-shape="id7" draw:start-glue-point="0" draw:end-shape="id1" draw:end-glue-point="2" svg:d="M6263 5696v-697h7183v-697">
          <text:p/>
        </draw:connector>
        <draw:connector draw:style-name="gr3" draw:text-style-name="P1" draw:layer="layout" svg:x1="2.975cm" svg:y1="5.696cm" svg:x2="13.446cm" svg:y2="4.302cm" draw:start-shape="id8" draw:start-glue-point="0" draw:end-shape="id1" draw:end-glue-point="2" svg:d="M2975 5696v-697h10471v-697">
          <text:p/>
        </draw:connector>
        <draw:rect draw:style-name="gr4" draw:text-style-name="P2" xml:id="id9" draw:id="id9" draw:layer="layout" svg:width="3.302cm" svg:height="0.889cm" svg:x="19.034cm" svg:y="11.16cm">
          <text:p text:style-name="P1"><text:span text:style-name="T1">Sign Up</text:span></text:p>
        </draw:rect>
        <draw:rect draw:style-name="gr4" draw:text-style-name="P2" xml:id="id10" draw:id="id10" draw:layer="layout" svg:width="3.302cm" svg:height="0.889cm" svg:x="15.351cm" svg:y="11.16cm">
          <text:p text:style-name="P1"><text:span text:style-name="T1">Login</text:span></text:p>
        </draw:rect>
        <draw:rect draw:style-name="gr4" draw:text-style-name="P2" xml:id="id12" draw:id="id12" draw:layer="layout" svg:width="3.302cm" svg:height="0.889cm" svg:x="22.717cm" svg:y="11.16cm">
          <text:p text:style-name="P1"><text:span text:style-name="T1">Login Help</text:span></text:p>
        </draw:rect>
        <draw:rect draw:style-name="gr4" draw:text-style-name="P2" xml:id="id11" draw:id="id11" draw:layer="layout" svg:width="3.302cm" svg:height="0.889cm" svg:x="11.668cm" svg:y="11.16cm">
          <text:p text:style-name="P1"><text:span text:style-name="T1">My Account</text:span></text:p>
        </draw:rect>
        <draw:connector draw:style-name="gr3" draw:text-style-name="P1" draw:layer="layout" draw:line-skew="1.714cm" svg:x1="14.081cm" svg:y1="7.096cm" svg:x2="20.685cm" svg:y2="11.16cm" draw:start-shape="id2" draw:start-glue-point="2" draw:end-shape="id9" svg:d="M14081 7096v3746h6604v318">
          <text:p/>
        </draw:connector>
        <draw:connector draw:style-name="gr3" draw:text-style-name="P1" draw:layer="layout" draw:line-skew="1.714cm" svg:x1="14.081cm" svg:y1="7.096cm" svg:x2="17.002cm" svg:y2="11.16cm" draw:start-shape="id2" draw:start-glue-point="2" draw:end-shape="id10" draw:end-glue-point="0" svg:d="M14081 7096v3746h2921v318">
          <text:p/>
        </draw:connector>
        <draw:connector draw:style-name="gr3" draw:text-style-name="P1" draw:layer="layout" draw:line-skew="1.714cm" svg:x1="14.081cm" svg:y1="7.096cm" svg:x2="13.319cm" svg:y2="11.16cm" draw:start-shape="id2" draw:start-glue-point="2" draw:end-shape="id11" draw:end-glue-point="0" svg:d="M14081 7096v3746h-762v318">
          <text:p/>
        </draw:connector>
        <draw:connector draw:style-name="gr3" draw:text-style-name="P1" draw:layer="layout" draw:line-skew="1.714cm" svg:x1="14.081cm" svg:y1="7.096cm" svg:x2="24.368cm" svg:y2="11.16cm" draw:start-shape="id2" draw:start-glue-point="2" draw:end-shape="id12" svg:d="M14081 7096v3746h10287v318">
          <text:p/>
        </draw:connector>
        <draw:rect draw:style-name="gr5" draw:text-style-name="P2" xml:id="id13" draw:id="id13" draw:layer="layout" svg:width="3.302cm" svg:height="0.889cm" svg:x="16.958cm" svg:y="8.111cm">
          <text:p text:style-name="P1"><text:span text:style-name="T1">Legal/TOS</text:span></text:p>
        </draw:rect>
        <draw:rect draw:style-name="gr5" draw:text-style-name="P2" xml:id="id14" draw:id="id14" draw:layer="layout" svg:width="3.302cm" svg:height="0.889cm" svg:x="20.558cm" svg:y="8.112cm">
          <text:p text:style-name="P1"><text:span text:style-name="T1">FAQ</text:span></text:p>
        </draw:rect>
        <draw:connector draw:style-name="gr3" draw:text-style-name="P1" draw:layer="layout" svg:x1="18.609cm" svg:y1="8.111cm" svg:x2="17.797cm" svg:y2="7.096cm" draw:start-shape="id13" draw:start-glue-point="0" draw:end-shape="id4" draw:end-glue-point="2" svg:d="M18609 8111v-507h-812v-508">
          <text:p/>
        </draw:connector>
        <draw:connector draw:style-name="gr3" draw:text-style-name="P1" draw:layer="layout" svg:x1="17.797cm" svg:y1="7.096cm" svg:x2="22.209cm" svg:y2="8.112cm" draw:start-shape="id4" draw:start-glue-point="2" draw:end-shape="id14" draw:end-glue-point="0" svg:d="M17797 7096v508h4412v508">
          <text:p/>
        </draw:connector>
        <draw:rect draw:style-name="gr5" draw:text-style-name="P2" xml:id="id15" draw:id="id15" draw:layer="layout" svg:width="3.937cm" svg:height="0.889cm" svg:x="9.89cm" svg:y="7.985cm">
          <text:p text:style-name="P1"><text:span text:style-name="T1">Browse</text:span></text:p>
        </draw:rect>
        <draw:connector draw:style-name="gr3" draw:text-style-name="P1" draw:layer="layout" svg:x1="10.05cm" svg:y1="7.096cm" svg:x2="11.858cm" svg:y2="7.985cm" draw:start-shape="id3" draw:start-glue-point="2" draw:end-shape="id15" draw:end-glue-point="0" svg:d="M10050 7096v445h1808v444">
          <text:p/>
        </draw:connector>
        <draw:rect draw:style-name="gr4" draw:text-style-name="P2" xml:id="id16" draw:id="id16" draw:layer="layout" svg:width="3.937cm" svg:height="0.889cm" svg:x="7.477cm" svg:y="11.16cm">
          <text:p text:style-name="P1"><text:span text:style-name="T1">Geo. Locale</text:span></text:p>
        </draw:rect>
        <draw:connector draw:style-name="gr3" draw:text-style-name="P1" draw:layer="layout" svg:x1="11.858cm" svg:y1="8.874cm" svg:x2="9.445cm" svg:y2="11.16cm" draw:start-shape="id15" draw:start-glue-point="2" draw:end-shape="id16" draw:end-glue-point="0" svg:d="M11858 8874v1143h-2413v1143">
          <text:p/>
        </draw:connector>
        <draw:rect draw:style-name="gr4" draw:text-style-name="P2" xml:id="id17" draw:id="id17" draw:layer="layout" svg:width="3.937cm" svg:height="0.889cm" svg:x="3.286cm" svg:y="11.16cm">
          <text:p text:style-name="P1"><text:span text:style-name="T1">Category</text:span></text:p>
        </draw:rect>
        <draw:connector draw:style-name="gr3" draw:text-style-name="P1" draw:layer="layout" svg:x1="11.858cm" svg:y1="8.874cm" svg:x2="5.254cm" svg:y2="11.16cm" draw:start-shape="id15" draw:start-glue-point="2" draw:end-shape="id17" draw:end-glue-point="0" svg:d="M11858 8874v1143h-6604v1143">
          <text:p/>
        </draw:connector>
        <draw:rect draw:style-name="gr6" draw:text-style-name="P2" xml:id="id19" draw:id="id19" draw:layer="layout" svg:width="3.937cm" svg:height="0.889cm" svg:x="5.445cm" svg:y="13.065cm">
          <text:p text:style-name="P1"><text:span text:style-name="T1">Item list</text:span></text:p>
        </draw:rect>
        <draw:rect draw:style-name="gr5" draw:text-style-name="P2" xml:id="id18" draw:id="id18" draw:layer="layout" svg:width="3.937cm" svg:height="0.889cm" svg:x="5.572cm" svg:y="7.985cm">
          <text:p text:style-name="P1"><text:span text:style-name="T1">Search</text:span></text:p>
        </draw:rect>
        <draw:connector draw:style-name="gr3" draw:text-style-name="P1" draw:layer="layout" draw:line-skew="-0.064cm" svg:x1="6.263cm" svg:y1="7.096cm" svg:x2="7.54cm" svg:y2="7.985cm" draw:start-shape="id7" draw:start-glue-point="2" draw:end-shape="id18" draw:end-glue-point="0" svg:d="M6263 7096v381h1277v508">
          <text:p/>
        </draw:connector>
        <draw:connector draw:style-name="gr3" draw:text-style-name="P1" draw:layer="layout" draw:line-skew="-0.12cm 2.152cm -0.007cm" svg:x1="6.263cm" svg:y1="7.096cm" svg:x2="11.858cm" svg:y2="7.985cm" draw:start-shape="id7" draw:start-glue-point="2" draw:end-shape="id15" draw:end-glue-point="0" svg:d="M6263 7096v381h4693 902v508">
          <text:p/>
        </draw:connector>
        <draw:connector draw:style-name="gr3" draw:text-style-name="P1" draw:layer="layout" svg:x1="5.254cm" svg:y1="12.049cm" svg:x2="7.413cm" svg:y2="13.065cm" draw:start-shape="id17" draw:end-shape="id19" draw:end-glue-point="0" svg:d="M5254 12049v508h2159v508">
          <text:p/>
        </draw:connector>
        <draw:connector draw:style-name="gr3" draw:text-style-name="P1" draw:layer="layout" svg:x1="9.445cm" svg:y1="12.049cm" svg:x2="7.413cm" svg:y2="13.065cm" draw:start-shape="id16" draw:start-glue-point="2" draw:end-shape="id19" svg:d="M9445 12049v508h-2032v508">
          <text:p/>
        </draw:connector>
        <draw:connector draw:style-name="gr3" draw:text-style-name="P1" draw:layer="layout" draw:line-skew="-2.674cm -0.953cm" svg:x1="5.445cm" svg:y1="13.509cm" svg:x2="7.54cm" svg:y2="8.874cm" draw:start-shape="id19" draw:start-glue-point="3" draw:end-shape="id18" draw:end-glue-point="2" svg:d="M5445 13509h-3175v-3492h5270v-1143">
          <text:p/>
        </draw:connector>
        <draw:rect draw:style-name="gr7" draw:text-style-name="P2" xml:id="id20" draw:id="id20" draw:layer="layout" svg:width="3.937cm" svg:height="0.889cm" svg:x="5.445cm" svg:y="14.589cm">
          <text:p text:style-name="P1"><text:span text:style-name="T1">Item detail</text:span></text:p>
        </draw:rect>
        <draw:connector draw:style-name="gr3" draw:text-style-name="P1" draw:layer="layout" svg:x1="7.413cm" svg:y1="13.954cm" svg:x2="7.413cm" svg:y2="14.589cm" draw:start-shape="id19" draw:start-glue-point="2" draw:end-shape="id20" draw:end-glue-point="0" svg:d="M7413 13954v635">
          <text:p/>
        </draw:connector>
        <draw:rect draw:style-name="gr6" draw:text-style-name="P2" xml:id="id21" draw:id="id21" draw:layer="layout" svg:width="3.937cm" svg:height="0.889cm" svg:x="9.89cm" svg:y="13.065cm">
          <text:p text:style-name="P1"><text:span text:style-name="T1">List Item/Sell</text:span></text:p>
        </draw:rect>
        <draw:connector draw:style-name="gr3" draw:text-style-name="P1" draw:layer="layout" svg:x1="9.445cm" svg:y1="12.049cm" svg:x2="11.858cm" svg:y2="13.065cm" draw:start-shape="id16" draw:start-glue-point="2" draw:end-shape="id21" draw:end-glue-point="0" svg:d="M9445 12049v508h2413v508">
          <text:p/>
        </draw:connector>
        <draw:rect draw:style-name="gr5" draw:text-style-name="P2" xml:id="id22" draw:id="id22" draw:layer="layout" svg:width="2.921cm" svg:height="0.889cm" svg:x="1.508cm" svg:y="7.985cm">
          <text:p text:style-name="P1"><text:span text:style-name="T1">Thank You</text:span></text:p>
        </draw:rect>
        <draw:connector draw:style-name="gr3" draw:text-style-name="P1" draw:layer="layout" svg:x1="2.975cm" svg:y1="7.096cm" svg:x2="2.968cm" svg:y2="7.985cm" draw:start-shape="id8" draw:start-glue-point="2" draw:end-shape="id22" draw:end-glue-point="0" svg:d="M2975 7096v445h-7v4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4T11:18:14.41</meta:creation-date>
    <dc:date>2016-02-04T15:09:14.49</dc:date>
    <meta:editing-duration>PT14M53S</meta:editing-duration>
    <meta:editing-cycles>3</meta:editing-cycles>
    <meta:generator>OpenOffice/4.1.2$Win32 OpenOffice.org_project/412m3$Build-9782</meta:generator>
    <meta:document-statistic meta:object-count="46"/>
  </office:meta>
</office:document-meta>
</file>